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e99b" officeooo:paragraph-rsid="0011e99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7e7e" officeooo:paragraph-rsid="00127e7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527d" officeooo:paragraph-rsid="0014527d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1e99b" officeooo:paragraph-rsid="0011e99b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27e7e" officeooo:paragraph-rsid="00127e7e" style:font-weight-asian="normal" style:font-weight-complex="normal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11e99b" officeooo:paragraph-rsid="0011e99b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text-properties style:text-underline-style="none" fo:font-weight="normal" officeooo:rsid="0011e99b" officeooo:paragraph-rsid="0011e99b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127e7e" officeooo:paragraph-rsid="00127e7e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127e7e" officeooo:paragraph-rsid="00127e7e" style:font-weight-asian="normal" style:font-weight-complex="normal"/>
    </style:style>
    <style:style style:name="P10" style:family="paragraph" style:parent-style-name="Standard" style:list-style-name="L4">
      <style:text-properties style:text-underline-style="none" fo:font-weight="normal" officeooo:rsid="00127e7e" officeooo:paragraph-rsid="00127e7e" style:font-weight-asian="normal" style:font-weight-complex="normal"/>
    </style:style>
    <style:style style:name="P11" style:family="paragraph" style:parent-style-name="Standard" style:list-style-name="L2">
      <style:text-properties fo:color="#89c765" style:text-underline-style="none" fo:font-weight="normal" officeooo:rsid="00153e7a" officeooo:paragraph-rsid="00153e7a" style:font-weight-asian="normal" style:font-weight-complex="normal"/>
    </style:style>
    <style:style style:name="T1" style:family="text">
      <style:text-properties officeooo:rsid="00153e7a"/>
    </style:style>
    <style:style style:name="T2" style:family="text">
      <style:text-properties fo:color="#89c765"/>
    </style:style>
    <style:style style:name="T3" style:family="text">
      <style:text-properties fo:color="#89c765" officeooo:rsid="00153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forderungsanalyse</text:p>
      <text:p text:style-name="P1"/>
      <text:p text:style-name="P3">funktionalen Anforderungen</text:p>
      <text:p text:style-name="P1"/>
      <text:p text:style-name="P1">Aufgabe 1</text:p>
      <text:p text:style-name="P4"/>
      <text:list xml:id="list1406230670" text:style-name="L1">
        <text:list-item>
          <text:p text:style-name="P7">Sensoren einer Wetterstation sollen Informationen liefern (Temperatur, Luftfeuchtigkeit, Windgeschwindigkeit, Regen von jeweils einem Sensor erfasst bzw. simuliert werden)</text:p>
        </text:list-item>
        <text:list-item>
          <text:p text:style-name="P7">jeder Sensor als eigenständiger Prozess laufen</text:p>
        </text:list-item>
        <text:list-item>
          <text:p text:style-name="P7">Informationen ständig ändern und in einem geeigneten Nachrichtenformat <text:span text:style-name="T2">mittels UD</text:span><text:span text:style-name="T3">P</text:span><text:span text:style-name="T2"> </text:span>an die Wetterstation übermittelt werden<text:line-break/>→ dort: Nachrichten unter Angabe von IP, Port, und Typ des Sensors auf der Standardausgabe ausgegeben werden</text:p>
        </text:list-item>
        <text:list-item>
          <text:p text:style-name="P7">in der Wetterstation einfachen <text:span text:style-name="T2">HTTP-Server</text:span> implementieren<text:line-break/>→ Server soll mindestens den HTTP GET Befehl korrekt und vollständig verarbeiten können ( = also müssen eingehende HTTP GET Anfragen komplett und korrekt eingelesen und verarbeitet werden. Es reicht nicht, die erste Zeile einer HTTP-Nachricht zu lesen)</text:p>
          <text:p text:style-name="P7">→ HTTP-Schnittstelle soll über eine REST-API den Zugriff auf einzelne Sensordaten, alle Sensordaten und die Historie der Sensordaten (jeweils mit einer eigenen URI) ermöglichen<text:line-break/>→ dafür müssen auch die Daten aus der Vergangenheit der Wetterstation gespeichert werden<text:line-break/>→ HTTP-Server soll ohne Hilfsmittel (ohne vorhandene Bibliotheken) implementiert werden</text:p>
        </text:list-item>
        <text:list-item>
          <text:p text:style-name="P7">Wetterstation muss gleichzeitig mit den Sensoren und mit den HTTP-Klienten in Kontakt bleiben</text:p>
        </text:list-item>
      </text:list>
      <text:p text:style-name="P4"/>
      <text:p text:style-name="P1">Aufgabe 2</text:p>
      <text:p text:style-name="P4"/>
      <text:list xml:id="list2298075877" text:style-name="L2">
        <text:list-item>
          <text:p text:style-name="P8">Wetterstation soll Status (also aktuelle Werte der Sensoren) <text:s/>über Thrift an die Wetterdienste übermitteln<text:line-break/>→ <text:span text:style-name="T2">dafür: standardisierte und per Thrift-Datei zur Verfügung gestellte API sowohl am Server (Wetterdienst) als auch am Client (Wetterstation) implementiert werden</text:span></text:p>
        </text:list-item>
        <text:list-item>
          <text:p text:style-name="P8">Wetterdienst soll die so übermittelten Daten aller Wetterstationen persistent speichern </text:p>
        </text:list-item>
        <text:list-item>
          <text:p text:style-name="P11">UDP</text:p>
        </text:list-item>
      </text:list>
      <text:p text:style-name="P5"/>
      <text:p text:style-name="P2">Aufgabe 3</text:p>
      <text:p text:style-name="P5"/>
      <text:list xml:id="list15151448" text:style-name="L3">
        <text:list-item>
          <text:p text:style-name="P9">Server des Wetterdienstes aus Gründen der Ausfallsicherheit redundant auslegen<text:line-break/>→ Wetterdienst soll mindestens 3 Server parallel betreiben <text:line-break/>→ mit jedem Server ist mindestens eine Wetterstation verbunden <text:line-break/>→ S<text:span text:style-name="T2">erver tauschen unter Verwendung eines RPCs (Thrift oder Protobuf) untereinander die empfangenen Daten aus</text:span> <text:line-break/>→ dabei sicherstellen, dass alle Daten auf allen Servern in der gleichen Reihenfolge vorliegen</text:p>
        </text:list-item>
      </text:list>
      <text:p text:style-name="P5"/>
      <text:p text:style-name="P2">Aufgabe 4</text:p>
      <text:p text:style-name="P5"/>
      <text:list xml:id="list2832222753" text:style-name="L4">
        <text:list-item>
          <text:p text:style-name="P10">Sensoren sollen mit <text:span text:style-name="T2">MQTT</text:span> an die Wetterstationen angeschlossen werden<text:line-break/>→ dafür die in Aufgabe 2 implementierten Sensoren und Wetterstation so überarbeiten, dass die Daten nun mit MQTT übertragen werd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29:02.334957796</meta:creation-date>
    <dc:date>2019-04-13T15:33:47.564983935</dc:date>
    <meta:editing-duration>PT21M30S</meta:editing-duration>
    <meta:editing-cycles>3</meta:editing-cycles>
    <meta:generator>LibreOffice/5.4.5.1$MacOSX_X86_64 LibreOffice_project/79c9829dd5d8054ec39a82dc51cd9eff340dbee8</meta:generator>
    <meta:document-statistic meta:table-count="0" meta:image-count="0" meta:object-count="0" meta:page-count="1" meta:paragraph-count="17" meta:word-count="312" meta:character-count="2261" meta:non-whitespace-character-count="1972"/>
  </office:meta>
</office:document-meta>
</file>